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2141f" style:font-name="Helvetica Neue" fo:font-size="10pt" fo:letter-spacing="normal" fo:language="en" fo:country="US" fo:font-style="normal" fo:font-weight="normal" officeooo:rsid="0021f630" officeooo:paragraph-rsid="0021009a" style:font-size-asian="10pt" style:font-size-complex="10pt"/>
    </style:style>
    <style:style style:name="P2" style:family="paragraph" style:parent-style-name="Standard">
      <style:text-properties style:font-name="Helvetica Neue" fo:font-size="10pt" fo:language="en" fo:country="US" officeooo:rsid="0015fa94" officeooo:paragraph-rsid="0015fa94" style:font-size-asian="10pt" style:font-size-complex="10pt"/>
    </style:style>
    <style:style style:name="P3" style:family="paragraph" style:parent-style-name="Standard">
      <style:text-properties style:font-name="Helvetica Neue" fo:font-size="10pt" fo:language="en" fo:country="US" officeooo:rsid="0015fa94" officeooo:paragraph-rsid="00241cf1" style:font-size-asian="10pt" style:font-size-complex="10pt"/>
    </style:style>
    <style:style style:name="P4" style:family="paragraph" style:parent-style-name="Standard">
      <style:text-properties style:font-name="Helvetica Neue" fo:font-size="10pt" fo:language="en" fo:country="US" officeooo:rsid="0015fa94" officeooo:paragraph-rsid="00257ef3" style:font-size-asian="10pt" style:font-size-complex="10pt"/>
    </style:style>
    <style:style style:name="P5" style:family="paragraph" style:parent-style-name="Standard">
      <style:text-properties style:font-name="Helvetica Neue" fo:font-size="10pt" fo:language="en" fo:country="US" officeooo:rsid="0015fa94" officeooo:paragraph-rsid="001d7926" style:font-size-asian="10pt" style:font-size-complex="10pt"/>
    </style:style>
    <style:style style:name="P6" style:family="paragraph" style:parent-style-name="Standard">
      <style:text-properties style:font-name="Helvetica Neue" fo:font-size="10pt" fo:language="en" fo:country="US" officeooo:rsid="0015fa94" officeooo:paragraph-rsid="00178095" style:font-size-asian="10pt" style:font-size-complex="10pt"/>
    </style:style>
    <style:style style:name="P7" style:family="paragraph" style:parent-style-name="Standard">
      <style:text-properties style:font-name="Helvetica Neue" fo:font-size="10pt" fo:language="en" fo:country="US" officeooo:rsid="0015fa94" officeooo:paragraph-rsid="001ee861" style:font-size-asian="10pt" style:font-size-complex="10pt"/>
    </style:style>
    <style:style style:name="P8" style:family="paragraph" style:parent-style-name="Standard">
      <style:text-properties style:font-name="Helvetica Neue" fo:font-size="10pt" fo:language="en" fo:country="US" officeooo:rsid="001faf7b" officeooo:paragraph-rsid="001faf7b" style:font-size-asian="10pt" style:font-size-complex="10pt"/>
    </style:style>
    <style:style style:name="P9" style:family="paragraph" style:parent-style-name="Standard">
      <style:text-properties style:font-name="Helvetica Neue" fo:font-size="10pt" fo:language="en" fo:country="US" officeooo:rsid="001faf7b" officeooo:paragraph-rsid="0021009a" style:font-size-asian="10pt" style:font-size-complex="10pt"/>
    </style:style>
    <style:style style:name="P10" style:family="paragraph" style:parent-style-name="Standard">
      <style:text-properties style:font-name="Helvetica Neue" fo:font-size="10pt" fo:language="en" fo:country="US" officeooo:rsid="0025a776" officeooo:paragraph-rsid="0025a776" style:font-size-asian="10pt" style:font-size-complex="10pt"/>
    </style:style>
    <style:style style:name="P11" style:family="paragraph" style:parent-style-name="Standard">
      <style:text-properties style:font-name="Helvetica Neue" fo:font-size="10pt" fo:language="en" fo:country="US" officeooo:rsid="00178095" officeooo:paragraph-rsid="001d7926" style:font-size-asian="10pt" style:font-size-complex="10pt"/>
    </style:style>
    <style:style style:name="P12" style:family="paragraph" style:parent-style-name="Standard">
      <style:text-properties style:font-name="Helvetica Neue" fo:font-size="10pt" fo:language="en" fo:country="US" officeooo:rsid="001bb654" officeooo:paragraph-rsid="001bb654" style:font-size-asian="10pt" style:font-size-complex="10pt"/>
    </style:style>
    <style:style style:name="P13" style:family="paragraph" style:parent-style-name="Standard">
      <style:text-properties style:font-name="Helvetica Neue" fo:font-size="10pt" fo:language="en" fo:country="US" officeooo:rsid="00158193" officeooo:paragraph-rsid="00158193" style:font-size-asian="10pt" style:font-size-complex="10pt"/>
    </style:style>
    <style:style style:name="P14" style:family="paragraph" style:parent-style-name="Standard">
      <style:text-properties style:font-name="Helvetica Neue" fo:font-size="10pt" fo:language="en" fo:country="US" officeooo:rsid="001d7926" officeooo:paragraph-rsid="001d7926" style:font-size-asian="10pt" style:font-size-complex="10pt"/>
    </style:style>
    <style:style style:name="P15" style:family="paragraph" style:parent-style-name="Standard">
      <style:text-properties style:font-name="Helvetica Neue" fo:font-size="10pt" fo:language="en" fo:country="US" officeooo:rsid="001ee861" officeooo:paragraph-rsid="001ee861" style:font-size-asian="10pt" style:font-size-complex="10pt"/>
    </style:style>
    <style:style style:name="P16" style:family="paragraph" style:parent-style-name="Standard">
      <style:text-properties style:font-name="Helvetica Neue" fo:font-size="10pt" fo:language="en" fo:country="US" officeooo:rsid="001ee861" officeooo:paragraph-rsid="0021f630" style:font-size-asian="10pt" style:font-size-complex="10pt"/>
    </style:style>
    <style:style style:name="P17" style:family="paragraph" style:parent-style-name="Standard">
      <style:text-properties style:font-name="Helvetica Neue" fo:font-size="10pt" fo:language="en" fo:country="US" officeooo:rsid="0021009a" officeooo:paragraph-rsid="0021009a" style:font-size-asian="10pt" style:font-size-complex="10pt"/>
    </style:style>
    <style:style style:name="P18" style:family="paragraph" style:parent-style-name="Standard">
      <style:text-properties style:font-name="Helvetica Neue" fo:font-size="10pt" fo:language="en" fo:country="US" officeooo:rsid="0021f630" officeooo:paragraph-rsid="0021f630" style:font-size-asian="10pt" style:font-size-complex="10pt"/>
    </style:style>
    <style:style style:name="P19" style:family="paragraph" style:parent-style-name="Standard">
      <style:text-properties style:font-name="Helvetica Neue" fo:font-size="10pt" fo:language="en" fo:country="US" officeooo:rsid="00222060" officeooo:paragraph-rsid="00222060" style:font-size-asian="10pt" style:font-size-complex="10pt"/>
    </style:style>
    <style:style style:name="P20" style:family="paragraph" style:parent-style-name="Standard">
      <style:text-properties style:font-name="Helvetica Neue" fo:font-size="10pt" fo:language="en" fo:country="US" officeooo:rsid="00264003" officeooo:paragraph-rsid="00264003" style:font-size-asian="10pt" style:font-size-complex="10pt"/>
    </style:style>
    <style:style style:name="P21" style:family="paragraph" style:parent-style-name="Standard">
      <style:text-properties style:font-name="Helvetica Neue" fo:font-size="10pt" fo:language="en" fo:country="US" officeooo:rsid="0028cc48" officeooo:paragraph-rsid="002a0b71" style:font-size-asian="10pt" style:font-size-complex="10pt"/>
    </style:style>
    <style:style style:name="P22" style:family="paragraph" style:parent-style-name="Standard">
      <style:text-properties style:font-name="Helvetica Neue" fo:font-size="10pt" fo:language="en" fo:country="US" officeooo:rsid="002b15c4" officeooo:paragraph-rsid="002b15c4" style:font-size-asian="10pt" style:font-size-complex="10pt"/>
    </style:style>
    <style:style style:name="P23" style:family="paragraph" style:parent-style-name="Standard">
      <style:text-properties fo:language="en" fo:country="US" officeooo:rsid="001faf7b" officeooo:paragraph-rsid="0021009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Helvetica Neue" fo:font-size="10pt" fo:language="en" fo:country="US" officeooo:rsid="00241cf1" officeooo:paragraph-rsid="0025a776" style:font-size-asian="10pt" style:font-size-complex="10pt"/>
    </style:style>
    <style:style style:name="T1" style:family="text">
      <style:text-properties officeooo:rsid="00171803"/>
    </style:style>
    <style:style style:name="T2" style:family="text">
      <style:text-properties officeooo:rsid="00188643"/>
    </style:style>
    <style:style style:name="T3" style:family="text">
      <style:text-properties officeooo:rsid="001b3966"/>
    </style:style>
    <style:style style:name="T4" style:family="text">
      <style:text-properties officeooo:rsid="0021009a"/>
    </style:style>
    <style:style style:name="T5" style:family="text">
      <style:text-properties fo:font-variant="normal" fo:text-transform="none" fo:color="#02141f" fo:letter-spacing="normal" fo:font-style="normal" fo:font-weight="normal"/>
    </style:style>
    <style:style style:name="T6" style:family="text">
      <style:text-properties fo:font-variant="normal" fo:text-transform="none" fo:color="#02141f" fo:letter-spacing="normal" fo:font-style="normal" fo:font-weight="normal" officeooo:rsid="0021009a"/>
    </style:style>
    <style:style style:name="T7" style:family="text">
      <style:text-properties fo:font-variant="normal" fo:text-transform="none" fo:color="#02141f" fo:letter-spacing="normal" fo:font-style="normal" fo:font-weight="normal" officeooo:rsid="0021f630"/>
    </style:style>
    <style:style style:name="T8" style:family="text">
      <style:text-properties style:font-name="Helvetica Neue" fo:font-size="10pt" style:font-size-asian="10pt" style:font-size-complex="10pt"/>
    </style:style>
    <style:style style:name="T9" style:family="text">
      <style:text-properties style:font-name="Helvetica Neue" fo:font-size="10pt" officeooo:rsid="0021009a" style:font-size-asian="10pt" style:font-size-complex="10pt"/>
    </style:style>
    <style:style style:name="T10" style:family="text">
      <style:text-properties officeooo:rsid="0021f630"/>
    </style:style>
    <style:style style:name="T11" style:family="text">
      <style:text-properties officeooo:rsid="00257ef3"/>
    </style:style>
    <style:style style:name="T12" style:family="text">
      <style:text-properties officeooo:rsid="0025a776"/>
    </style:style>
    <style:style style:name="T13" style:family="text">
      <style:text-properties officeooo:rsid="002a0b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imeline on Russia v USA</text:p>
      <text:p text:style-name="P13"/>
      <text:p text:style-name="P22">Group Key<text:tab/>APT-28, Fancy Bear:<text:tab/>Russian GRU</text:p>
      <text:p text:style-name="P22"><text:tab/><text:tab/>APT-29 Cozy Bear:<text:tab/>Russian FSB</text:p>
      <text:p text:style-name="P13"/>
      <text:p text:style-name="P20">NOV 2013 NATO targeted in </text:p>
      <text:p text:style-name="P13"/>
      <text:p text:style-name="P8">2014 Russia annexes Crimea</text:p>
      <text:p text:style-name="P8"/>
      <text:p text:style-name="P24"><text:span text:style-name="T11">OCT</text:span> <text:span text:style-name="T11">20</text:span>1<text:span text:style-name="T11">4 Executive Office of the President's unclassified network is </text:span><text:a xlink:type="simple" xlink:href="https://www.washingtonpost.com/world/national-security/hackers-breach-some-white-house-computers/2014/10/28/2ddf2fa0-5ef7-11e4-91f7-5d89b5e8c251_story.html?utm_term=.3995a227c41a" text:style-name="Internet_20_link" text:visited-style-name="Visited_20_Internet_20_Link"><text:span text:style-name="T11">reported</text:span></text:a><text:span text:style-name="T11"> (</text:span><text:a xlink:type="simple" xlink:href="https://www.nytimes.com/2014/10/29/us/white-house-cites-a-breach-by-hackers-.html?_r=0" text:style-name="Internet_20_link" text:visited-style-name="Visited_20_Internet_20_Link"><text:span text:style-name="T11">2</text:span></text:a><text:span text:style-name="T11">) to have been hacked <text:s/>by what is ultimately attributed to Cozy Bear</text:span></text:p>
      <text:p text:style-name="P4"/>
      <text:p text:style-name="P10">NOV 2014 <text:a xlink:type="simple" xlink:href="http://edition.cnn.com/2015/03/10/politics/state-department-hack-worst-ever/" text:style-name="Internet_20_link" text:visited-style-name="Visited_20_Internet_20_Link">State Department</text:a> is forced to shut down it's email system to recover from having been hacked, also believed to be Cozy Bear</text:p>
      <text:p text:style-name="P10"><text:s/></text:p>
      <text:p text:style-name="P14">4 November 2014</text:p>
      <text:p text:style-name="P11"><text:span text:style-name="T2">The “wire tap” of </text:span>Assistant Secretary of State Victoria Nuland <text:span text:style-name="T2">preceded the spearphishing campaign. From my small experience in 1991 with 5ESS switches a wire tap would be rather easy to do by adding “bridge tap” in a customers translation. You could redirect the call to a central location to record.</text:span></text:p>
      <text:p text:style-name="P11"/>
      <text:p text:style-name="P20">APR 2015 us <text:a xlink:type="simple" xlink:href="https://www.theguardian.com/technology/2015/aug/06/us-military-joint-chiefs-hacked-officials-blame-russia" text:style-name="Internet_20_link" text:visited-style-name="Visited_20_Internet_20_Link">Military unclassified network hacked</text:a> by Cozy Bear</text:p>
      <text:p text:style-name="P20"/>
      <text:p text:style-name="P21">~JUN-AUG 2015 Cozy Bear pwns DNC server using a python <text:span text:style-name="T13">implant, SeaDaddy and a</text:span> powershell <text:span text:style-name="T13">backdoor</text:span> </text:p>
      <text:p text:style-name="P5"/>
      <text:p text:style-name="P15">September 2015 Fusion GPS is hired by Republican opponents of Trump</text:p>
      <text:p text:style-name="P13"/>
      <text:p text:style-name="P2">2015 <text:s/>1800 <text:span text:style-name="T12">G</text:span>oogle accounts were targeted in spear phishing attacks. <text:span text:style-name="T1">URLs like accounts-google.com</text:span>, <text:span text:style-name="T1">using </text:span>. NGO's, governments and military. Fancy Bear <text:span text:style-name="T3">(APT</text:span>-28, Pawn Storm, Sednit, Sofacy) believed to be FSB, Russia. The group used Bitly URL shortening service. The accounts belonged to Russian individuals,<text:span text:style-name="T1"> individuals from former Soviet block countries and current former Russian military and government personnel. Many of the targets were people of interest regarding Ukraine. </text:span></text:p>
      <text:p text:style-name="P2"/>
      <text:p text:style-name="P21">APR 2016 Fancy Bear p<text:span text:style-name="T13">wn</text:span>s DNC <text:span text:style-name="T13">using the X-Agent malware to do remote cmoand execution, file transfer and key logging</text:span></text:p>
      <text:p text:style-name="P3"/>
      <text:p text:style-name="P15">June 2016 Steele joins Fusion GPS</text:p>
      <text:p text:style-name="P2"/>
      <text:p text:style-name="P15">June 2016 Christopher Steel writes a memo to the FBI regarding his discoveries</text:p>
      <text:p text:style-name="P6"/>
      <text:p text:style-name="P15">July 2016 Trump wins the Republican nomination </text:p>
      <text:p text:style-name="P15"/>
      <text:p text:style-name="P23"><text:span text:style-name="T8">18 July 2016 </text:span><text:a xlink:type="simple" xlink:href="https://www.washingtonpost.com/opinions/global-opinions/trump-campaign-guts-gops-anti-russia-stance-on-ukraine/2016/07/18/98adb3b0-4cf3-11e6-a7d8-13d06b37f256_story.html?utm_term=.4f829c8a8872" text:style-name="Internet_20_link" text:visited-style-name="Visited_20_Internet_20_Link"><text:span text:style-name="T9">WaPo Reports</text:span></text:a><text:span text:style-name="T9"> </text:span><text:span text:style-name="T8">Trump campaign </text:span><text:span text:style-name="T9">worked behind the scenes the previous week to make sure the new Republican platform won’t call for giving weapons to Ukraine to fight Russian and rebel forces. </text:span></text:p>
      <text:p text:style-name="P15"/>
      <text:p text:style-name="P8">19 July 2016 Briefing 2016/95 states Trump in return for Wikileaks email drip campaign agreed to sideline Russian intervention in Ukraine as a campaign issue. News outlets reported just such a controversy at the Republican National Convention </text:p>
      <text:p text:style-name="P8"/>
      <text:p text:style-name="P17">27 July DORAL, Fla., Trump states, “Russia, if you’re listening, I hope you’re able to find the 30,000 emails that are missing” he states twice how he has nothing to do with Russia</text:p>
      <text:p text:style-name="P8"/>
      <text:p text:style-name="P16">27 July 2016 <text:span text:style-name="T10">Mareike Aden, a German reporter, asked whether a President Trump would recognize Crimea as Russian and lift sanctions on Moscow imposed after its 2014 annexation of the Ukrainian territory. </text:span>Mr Trump stated that he would recognize Moscow’s annexation of Crimea. <text:span text:style-name="T10">“Yes. We would be looking at that.”</text:span></text:p>
      <text:p text:style-name="P8"/>
      <text:p text:style-name="P9"><text:span text:style-name="T4">31 Jul Manafort said on NBC’s Meet the Press that the change in language on Ukraine “absolutely did not come from the Trump campaign.” </text:span><text:span text:style-name="T6">But this account is contradicted by four </text:span><text:soft-page-break/><text:span text:style-name="T6">sources in the room, both for and against the language. -</text:span><text:a xlink:type="simple" xlink:href="http://www.thedailybeast.com/articles/2016/08/03/trump-campaign-changed-ukraine-platform-lied-about-it.html" text:style-name="Internet_20_link" text:visited-style-name="Visited_20_Internet_20_Link"><text:span text:style-name="T7">Daily Beast</text:span></text:a></text:p>
      <text:p text:style-name="P1"/>
      <text:p text:style-name="P18"><text:span text:style-name="T5">31 Jul Trump answering Stephanopoulos, "The people of Crimea, from what I’ve heard, would rather be with Russia than where they were," Trump said. -</text:span><text:a xlink:type="simple" xlink:href="http://www.politifact.com/truth-o-meter/article/2016/aug/04/did-trump-campaign-soften-platform-language-benefi/" text:style-name="Internet_20_link" text:visited-style-name="Visited_20_Internet_20_Link">PolitiFact</text:a></text:p>
      <text:p text:style-name="P7"/>
      <text:p text:style-name="P19">26 Oct Giuliani, “I think he's [Trump] got a surprise or two you’re going to hear about in the next few days. We’ve got a couple of things up our sleeve that should turn things around”</text:p>
      <text:p text:style-name="P19"/>
      <text:p text:style-name="P19">28 Oct James Comey delivers a letter to Congress declaring that the Clinton email matter was, perhaps, not entirely done after all.</text:p>
      <text:p text:style-name="P7"/>
      <text:p text:style-name="P12">11Nov 16 Russian diplomat say they maintained contact with many members of the Trump team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02:11.615495000</meta:creation-date>
    <dc:date>2017-01-16T20:59:04.105045873</dc:date>
    <meta:editing-duration>PT17H37M9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27" meta:word-count="574" meta:character-count="3463" meta:non-whitespace-character-count="2904"/>
  </office:meta>
</office:document-meta>
</file>